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F" svg:font-family="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ize="11pt"/>
    </style:style>
    <style:style style:name="P4"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ize="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43268802049135019" text:style-name="Outline">
        <text:list-item>
          <text:h text:style-name="P4" text:outline-level="1">Doc Plan: Feature Name</text:h>
        </text:list-item>
      </text:list>
      <text:p text:style-name="Text_20_body">&lt;for example: <text:bookmark text:name="P6_NAME_DISPLAY"/><text:span text:style-name="T1">Knowledge Panel as a Shared Resource</text:span></text:p>
      <text:list xml:id="list35548453" text:continue-numbering="true" text:style-name="Outline">
        <text:list-item>
          <text:list>
            <text:list-item>
              <text:h text:style-name="Heading_20_2" text:outline-level="2">Feature Lifecycle Tracker URL:</text:h>
            </text:list-item>
          </text:list>
        </text:list-item>
      </text:list>
      <text:p text:style-name="Text_20_body">&lt;Copy in the URL , for example: <text:a xlink:type="simple" xlink:href="https://apex.oraclecorp.com/pls/apex/f?p=32965:6:124906802619232::NO:RP,6:P6_FEATURE_ID:12ETDKF" text:style-name="Internet_20_link" text:visited-style-name="Visited_20_Internet_20_Link"><text:span text:style-name="T2">https://apex.oraclecorp.com/pls/apex/f?p=32965:6:124906802619232::NO:RP,6:P6_FEATURE_ID:12ETDKF</text:span></text:a><text:span text:style-name="T2">&gt;</text:span></text:p>
      <text:list xml:id="list35535686" text:continue-numbering="true" text:style-name="Outline">
        <text:list-item>
          <text:list>
            <text:list-item>
              <text:h text:style-name="Heading_20_2" text:outline-level="2">Confluence URL:</text:h>
            </text:list-item>
          </text:list>
        </text:list-item>
      </text:list>
      <text:p text:style-name="P3">&lt;Copy in the URL , for example: https://confluence.oraclecorp.com/confluence/display/CCS/HR+Helpdesk+Vision+demo+and+progress&gt;</text:p>
      <text:list xml:id="list35553511" text:continue-numbering="true" text:style-name="Outline">
        <text:list-item>
          <text:list>
            <text:list-item>
              <text:h text:style-name="Heading_20_2" text:outline-level="2">Product Owner:</text:h>
            </text:list-item>
          </text:list>
        </text:list-item>
      </text:list>
      <text:p text:style-name="Text_20_body">&lt;Enter the name of the product owner from the Feature Lifecycle Tracker or Confluence page, for example: Sanjeev Sahni&gt;</text:p>
      <text:list xml:id="list35553513" text:continue-numbering="true" text:style-name="Outline">
        <text:list-item>
          <text:list>
            <text:list-item>
              <text:h text:style-name="Heading_20_2" text:outline-level="2">Scrum Master:</text:h>
            </text:list-item>
          </text:list>
        </text:list-item>
      </text:list>
      <text:p text:style-name="Text_20_body">&lt;Enter the name of the scrum master from the Feature Lifecycle Tracker or Confluence page, for example: Alyson Copeland&gt;</text:p>
      <text:list xml:id="list35531617" text:continue-numbering="true" text:style-name="Outline">
        <text:list-item>
          <text:list>
            <text:list-item>
              <text:list>
                <text:list-item>
                  <text:h text:style-name="Heading_20_3" text:outline-level="3">Scrum Team Standup Schedule:</text:h>
                </text:list-item>
              </text:list>
            </text:list-item>
          </text:list>
        </text:list-item>
      </text:list>
      <text:p text:style-name="Text_20_body">&lt;Enter the days and time of the regular standup meetings. List the days of the week that you will plan to attend the team meeting.&gt;</text:p>
      <text:list xml:id="list35525868" text:continue-numbering="true" text:style-name="Outline">
        <text:list-item>
          <text:list>
            <text:list-item>
              <text:h text:style-name="Heading_20_2" text:outline-level="2">Subject Matter Experts:</text:h>
            </text:list-item>
          </text:list>
        </text:list-item>
      </text:list>
      <text:p text:style-name="Text_20_body">&lt;Enter the names of resources, ideally representing PM, Dev, and QA, who can advise on technical issues and review and approve content.&gt;</text:p>
      <text:list xml:id="list35529767" text:continue-numbering="true" text:style-name="Outline">
        <text:list-item>
          <text:list>
            <text:list-item>
              <text:h text:style-name="Heading_20_2" text:outline-level="2">Feature Description(s):</text:h>
            </text:list-item>
          </text:list>
        </text:list-item>
      </text:list>
      <text:p text:style-name="Text_20_body">&lt;Describe the feature as you would if you were publishing it as part of the user documentation. For example, this overview and justification from the Feature Lifecycle Tracker:</text:p>
      <text:p text:style-name="P1">Embedded Knowledge:</text:p>
      <text:p text:style-name="P1">Publish the Knowledge Panel functionality as a shared resource in the common Resource Catalog, which may be uptaken by other teams such as HCM to embed knowledge in their pages:</text:p>
      <text:p text:style-name="P1">Knowledge Result list Resource Catalog item: This will accept parameters such as default tab, Search terms, locale, and provide a list of articles which users can drill down to. When a user clicks on an article, <text:s/>the article opens in a pop-up as from the service request.</text:p>
      <text:p text:style-name="P1">Make embedded Knowledge available within tasks and activities in which it can help resolve issues and increase customer/employee satisfaction such as various HCM transactions like Transfer etc.</text:p>
      <text:p text:style-name="P2"><text:soft-page-break/>would be re-written as follows:</text:p>
      <text:p text:style-name="P2">This feature adds Knowledge Panel functionality as a shared resource in the common Resource Catalog. Other products and their development groups ,such as HCM, can then use this resource to embed knowledge in their pages. &lt;tbd – it's not clear whether this feature would be used by development groups or customers or ?... need to clarify&gt;. </text:p>
      <text:p text:style-name="P2">This feature adds the Knowledge Result list Resource Catalog item to the catalog. This resource will accept parameters such as default tab, search terms, and locale. It will provide a list of articles which users can drill down to. When a user clicks on an article, the article opens in a pop-up as from the service request.</text:p>
      <text:p text:style-name="P2">This feature makes embedded knowledge available within various tasks and activities, for example, HCM transactions (employee transfer, etc.) to help users resolve issues and increase customer/employee satisfaction.&gt;</text:p>
      <text:list xml:id="list35536599" text:continue-numbering="true" text:style-name="Outline">
        <text:list-item>
          <text:list>
            <text:list-item>
              <text:h text:style-name="Heading_20_2" text:outline-level="2">Audience:</text:h>
            </text:list-item>
          </text:list>
        </text:list-item>
      </text:list>
      <text:p text:style-name="Text_20_body">Implementer, Administrator, Author, End-User. If there are known specific roles associated with this feature, list them here.</text:p>
      <text:list xml:id="list35541460" text:continue-numbering="true" text:style-name="Outline">
        <text:list-item>
          <text:list>
            <text:list-item>
              <text:h text:style-name="Heading_20_2" text:outline-level="2">New or Changed Concepts:</text:h>
            </text:list-item>
          </text:list>
        </text:list-item>
      </text:list>
      <text:p text:style-name="Text_20_body">List any new concepts (ideas and facts) that users will need to understand in order to implement, configure, administer, and use the feature; list any changes to existing concepts that this feature causes.</text:p>
      <text:list xml:id="list35552041" text:continue-numbering="true" text:style-name="Outline">
        <text:list-item>
          <text:list>
            <text:list-item>
              <text:h text:style-name="Heading_20_2" text:outline-level="2">New or Changed Processes:</text:h>
            </text:list-item>
          </text:list>
        </text:list-item>
      </text:list>
      <text:p text:style-name="Text_20_body">List any new processes that users will need to understand in order to implement, configure, administer, and use the feature; list any changes to existing processes that this feature causes.</text:p>
      <text:list xml:id="list35550711" text:continue-numbering="true" text:style-name="Outline">
        <text:list-item>
          <text:list>
            <text:list-item>
              <text:h text:style-name="Heading_20_2" text:outline-level="2">Implementation Steps:</text:h>
            </text:list-item>
          </text:list>
        </text:list-item>
      </text:list>
      <text:p text:style-name="Text_20_body">List any steps required to implement the feature; list any changes to the existing implementation process that this feature causes.</text:p>
      <text:list xml:id="list35555350" text:continue-numbering="true" text:style-name="Outline">
        <text:list-item>
          <text:list>
            <text:list-item>
              <text:h text:style-name="Heading_20_2" text:outline-level="2">Configuration Steps:</text:h>
            </text:list-item>
          </text:list>
        </text:list-item>
      </text:list>
      <text:p text:style-name="Text_20_body">List any steps required to configure the feature; list any changes to the existing configuration process that this feature causes.</text:p>
      <text:list xml:id="list35542351" text:continue-numbering="true" text:style-name="Outline">
        <text:list-item>
          <text:list>
            <text:list-item>
              <text:h text:style-name="Heading_20_2" text:outline-level="2">Administration Steps:</text:h>
            </text:list-item>
          </text:list>
        </text:list-item>
      </text:list>
      <text:p text:style-name="Text_20_body">List any steps required to administer the feature; list any changes to the existing administration process that this feature causes.</text:p>
      <text:list xml:id="list35553623" text:continue-numbering="true" text:style-name="Outline">
        <text:list-item>
          <text:list>
            <text:list-item>
              <text:h text:style-name="Heading_20_2" text:outline-level="2">User Access Steps:</text:h>
            </text:list-item>
          </text:list>
        </text:list-item>
      </text:list>
      <text:p text:style-name="Text_20_body">List any steps required for users (not implementers or administrators) to configure the feature; list any changes to the existing user access process that this feature causes.</text:p>
      <text:list xml:id="list35530459" text:continue-numbering="true" text:style-name="Outline">
        <text:list-item>
          <text:list>
            <text:list-item>
              <text:h text:style-name="Heading_20_2" text:outline-level="2"><text:soft-page-break/>User Steps:</text:h>
            </text:list-item>
          </text:list>
        </text:list-item>
      </text:list>
      <text:p text:style-name="Text_20_body">List any steps required to use the feature; list any changes to how users use the product that this feature causes.</text:p>
      <text:list xml:id="list35539819" text:continue-numbering="true" text:style-name="Outline">
        <text:list-item>
          <text:list>
            <text:list-item>
              <text:h text:style-name="Heading_20_2" text:outline-level="2">New Topics:</text:h>
            </text:list-item>
          </text:list>
        </text:list-item>
      </text:list>
      <text:p text:style-name="Text_20_body">&lt;List the new topics that will be required for this feature in the following format:</text:p>
      <text:p text:style-name="Text_20_body">Topic Title: Must conform to title standards for concept, task, or reference topics, or for the specific writing pattern</text:p>
      <text:p text:style-name="Text_20_body">Type: For KA, use Concept, Task, or Reference. For ECK, use Concept, Task, Reference or the specific Arbortext writing pattern.&gt;</text:p>
      <text:p text:style-name="Text_20_body">Audience: Implementer, Administrator, Author, End-User. If there are known specific roles associated with this topic, list them here.</text:p>
      <text:p text:style-name="Text_20_body">Introductory sentence: </text:p>
      <text:list xml:id="list35530900" text:continue-numbering="true" text:style-name="Outline">
        <text:list-item>
          <text:list>
            <text:list-item>
              <text:h text:style-name="Heading_20_2" text:outline-level="2">Updated Topics:</text:h>
            </text:list-item>
          </text:list>
        </text:list-item>
      </text:list>
      <text:p text:style-name="Text_20_body">You must read through the entire existing guide section(s) to determine which topics will need to be updated. Any feature that has implementation, administration, and user tasks associated will be assumed to have some impact on the existing topics, since new features often change the context or details of existing functionality and tasks.</text:p>
      <text:list xml:id="list35541501" text:continue-numbering="true" text:style-name="Outline">
        <text:list-item>
          <text:list>
            <text:list-item>
              <text:h text:style-name="Heading_20_2" text:outline-level="2">Deleted Topics:</text:h>
            </text:list-item>
          </text:list>
        </text:list-item>
      </text:list>
      <text:p text:style-name="Text_20_body">List and topics that must be deleted due to substantial changes in design or functionality associated with this feature. Be sure to review all topics related to existing related features, including implementing, configuring, administering, and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F" svg:font-family="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fo:hyphenation-ladder-count="no-limit" style:writing-mode="lr-tb"/>
      <style:text-properties style:use-window-font-color="true" style:font-name="Calibri" style:letter-kerning="true" style:font-name-asian="SimSun" style:font-name-complex="F"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835in" fo:orphans="2" fo:widows="2" fo:keep-with-next="always"/>
      <style:text-properties style:font-name="Arial" fo:font-size="16pt" fo:font-weight="bold" style:font-name-asian="Microsoft YaHei" style:font-size-asian="14pt" style:font-weight-asian="bold" style:font-name-complex="Lucida Sans"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835in" fo:orphans="2" fo:widows="2" fo:keep-with-next="always"/>
      <style:text-properties style:font-name="Arial" fo:font-size="14pt" fo:font-style="normal" fo:font-weight="bold" style:font-name-asian="Microsoft YaHei" style:font-size-asian="14pt" style:font-style-asian="italic" style:font-weight-asian="bold" style:font-name-complex="Lucida Sans" style:font-size-complex="14pt" style:font-style-complex="italic"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fo:color="#2e74b5" style:font-name="Calibri Light" fo:font-style="italic" style:font-style-asian="italic" style:font-style-complex="italic"/>
    </style:style>
    <style:style style:name="No_20_Spacing" style:display-name="No Spacing" style:family="paragraph" style:default-outline-level="" style:list-style-name="">
      <style:paragraph-properties fo:margin-top="0in" fo:margin-bottom="0in" fo:line-height="100%" fo:orphans="2" fo:widows="2" fo:hyphenation-ladder-count="no-limit" style:writing-mode="lr-tb"/>
      <style:text-properties style:use-window-font-color="true" style:font-name="Calibri" style:letter-kerning="true" style:font-name-asian="SimSun" style:font-name-complex="F" fo:hyphenate="false" fo:hyphenation-remain-char-count="2" fo:hyphenation-push-char-count="2"/>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4pt" fo:font-weight="bold" style:letter-kerning="true" style:font-name-asian="Microsoft YaHei" style:font-size-asian="14pt" style:font-weight-asian="bold" style:font-name-complex="Lucida Sans" style:font-size-complex="14pt" style:font-weight-complex="bold"/>
    </style:style>
    <style:style style:name="Heading_20_2_20_Char" style:display-name="Heading 2 Char" style:family="text" style:parent-style-name="Default_20_Paragraph_20_Font">
      <style:text-properties style:font-name="Arial" fo:font-size="14pt" fo:font-style="italic" fo:font-weight="bold" style:letter-kerning="true" style:font-name-asian="Microsoft YaHei" style:font-size-asian="14pt" style:font-style-asian="italic" style:font-weight-asian="bold" style:font-name-complex="Lucida Sans" style:font-size-complex="14pt" style:font-style-complex="italic" style:font-weight-complex="bold"/>
    </style:style>
    <style:style style:name="Heading_20_4_20_Char" style:display-name="Heading 4 Char" style:family="text" style:parent-style-name="Default_20_Paragraph_20_Font">
      <style:text-properties fo:color="#2e74b5" style:font-name="Calibri Light" fo:font-style="italic" style:letter-kerning="true"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letter-kerning="true" style:font-name-asian="SimSun" style:font-size-asian="9pt" style:font-name-complex="Segoe UI1"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Comment_20_Text_20_Char" style:display-name="Comment Text Char" style:family="text" style:parent-style-name="Default_20_Paragraph_20_Font">
      <style:text-properties style:font-name="Calibri" fo:font-size="10pt" style:letter-kerning="true" style:font-name-asian="SimSun" style:font-size-asian="10pt" style:font-name-complex="F" style:font-size-complex="10pt"/>
    </style:style>
    <style:style style:name="Comment_20_Subject_20_Char" style:display-name="Comment Subject Char" style:family="text" style:parent-style-name="Comment_20_Text_20_Char">
      <style:text-properties style:font-name="Calibri" fo:font-size="10pt" fo:font-weight="bold" style:letter-kerning="true" style:font-name-asian="SimSun" style:font-size-asian="10pt" style:font-weight-asian="bold" style:font-name-complex="F" style:font-size-complex="10pt" style:font-weight-complex="bold"/>
    </style:style>
    <style:style style:name="ListLabel_20_1" style:display-name="ListLabel 1" style:family="text">
      <style:text-properties style:font-name-asian="OpenSymbol" style:font-name-complex="OpenSymbol"/>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mana Murthy</meta:initial-creator>
    <dc:creator>Darryl Tewes</dc:creator>
    <meta:editing-cycles>34</meta:editing-cycles>
    <meta:creation-date>2018-03-06T05:29:00</meta:creation-date>
    <dc:date>2018-06-07T15:34:51.66</dc:date>
    <meta:editing-duration>P25DT1H14M45S</meta:editing-duration>
    <meta:generator>OpenOffice/4.1.1$Win32 OpenOffice.org_project/411m6$Build-9775</meta:generator>
    <meta:document-statistic meta:table-count="0" meta:image-count="0" meta:object-count="0" meta:page-count="3" meta:paragraph-count="50" meta:word-count="788" meta:character-count="5193"/>
    <meta:user-defined meta:name="AppVersion">16.0000</meta:user-defined>
    <meta:user-defined meta:name="Company">Oracle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